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04ba" officeooo:paragraph-rsid="001204ba"/>
    </style:style>
    <style:style style:name="P2" style:family="paragraph" style:parent-style-name="Standard">
      <style:paragraph-properties fo:text-align="start" style:justify-single-word="false"/>
      <style:text-properties officeooo:rsid="0013d3a6" officeooo:paragraph-rsid="0013d3a6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3d3a6" officeooo:paragraph-rsid="0013d3a6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53dce" officeooo:paragraph-rsid="00153dce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5a6e7" officeooo:paragraph-rsid="0015a6e7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8e090" officeooo:paragraph-rsid="0018e090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95abc" officeooo:paragraph-rsid="00195abc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b0abf" officeooo:paragraph-rsid="001b0abf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cf717" officeooo:paragraph-rsid="001cf717"/>
    </style:style>
    <style:style style:name="T1" style:family="text">
      <style:text-properties officeooo:rsid="00153dce"/>
    </style:style>
    <style:style style:name="T2" style:family="text">
      <style:text-properties officeooo:rsid="00176742"/>
    </style:style>
    <style:style style:name="T3" style:family="text">
      <style:text-properties officeooo:rsid="0019385b"/>
    </style:style>
    <style:style style:name="T4" style:family="text">
      <style:text-properties officeooo:rsid="001e0f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uta para conduzir discussão sobre o projeto integrador em 28/02/2018</text:p>
      <text:p text:style-name="P1"/>
      <text:p text:style-name="P2">Tópicos estruturais do projeto:</text:p>
      <text:p text:style-name="P2"/>
      <text:list xml:id="list6758775984511846729" text:style-name="L1">
        <text:list-item>
          <text:p text:style-name="P3">Definir o nome do projeto.</text:p>
        </text:list-item>
        <text:list-item>
          <text:p text:style-name="P5">Definir se será em gui java ou na web.<text:span text:style-name="T2">(estudar prós e contras)</text:span></text:p>
        </text:list-item>
        <text:list-item>
          <text:p text:style-name="P3">Definir <text:span text:style-name="T1">o escopo do projeto.</text:span></text:p>
        </text:list-item>
        <text:list-item>
          <text:p text:style-name="P4">Efetuar o levantamento de requisitos, o mais rápido e com a aprovação de todos se possível.</text:p>
        </text:list-item>
        <text:list-item>
          <text:p text:style-name="P5">Efetuar o levantamento de softwares que serão utilizados.</text:p>
        </text:list-item>
        <text:list-item>
          <text:p text:style-name="P6">Definir <text:span text:style-name="T3">como será:</text:span></text:p>
          <text:list>
            <text:list-item>
              <text:p text:style-name="P7">O tipo de layout da documentação: Padrão igual aos outros semestres.</text:p>
            </text:list-item>
            <text:list-item>
              <text:p text:style-name="P7">O tipo de layout do UML.</text:p>
            </text:list-item>
          </text:list>
        </text:list-item>
        <text:list-item>
          <text:p text:style-name="P8">Definir o que entregaremos na primeira prova.</text:p>
        </text:list-item>
        <text:list-item>
          <text:p text:style-name="P9">B<text:span text:style-name="T4">ô</text:span>nus: Aprender gi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01:50:30.917021533</meta:creation-date>
    <dc:date>2018-02-28T01:58:06.678963916</dc:date>
    <meta:editing-duration>PT7M30S</meta:editing-duration>
    <meta:editing-cycles>12</meta:editing-cycles>
    <meta:generator>LibreOffice/5.2.7.2$Linux_X86_64 LibreOffice_project/20m0$Build-2</meta:generator>
    <meta:document-statistic meta:table-count="0" meta:image-count="0" meta:object-count="0" meta:page-count="1" meta:paragraph-count="12" meta:word-count="100" meta:character-count="550" meta:non-whitespace-character-count="472"/>
  </office:meta>
</office:document-meta>
</file>